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bold" style:font-name="arial" style:font-weight-asian="bold" style:font-weight-complex="bold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UrbanBody">
      <style:text-properties fo:font-style="normal" style:font-name="arial" style:font-style-asian="normal" style:font-style-complex="normal"/>
    </style:style>
    <style:style style:family="paragraph" style:name="P5" style:parent-style-name="UrbanBody">
      <style:paragraph-properties fo:text-align="start" style:justify-single-word="false"/>
      <style:text-properties fo:country="BE" fo:font-size="11pt" fo:font-style="normal" fo:font-weight="bold" fo:language="fr" officeooo:paragraph-rsid="0011e17b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1e17b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e17b" style:font-name="Arial" style:font-size-asian="10pt" style:font-size-complex="10pt"/>
    </style:style>
    <style:style style:family="paragraph" style:name="P8" style:parent-style-name="UrbanTitle">
      <style:text-properties officeooo:paragraph-rsid="0011e17b"/>
    </style:style>
    <style:style style:family="paragraph" style:name="P9" style:parent-style-name="UrbanTitle">
      <style:text-properties officeooo:paragraph-rsid="0011e17b" style:font-name="arial" style:text-underline-style="none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paragraph-properties fo:text-align="start" style:justify-single-word="false"/>
      <style:text-properties fo:font-size="12pt" fo:font-weight="normal" officeooo:paragraph-rsid="0014ebd4" style:font-name="arial" style:font-size-asian="12pt" style:font-size-complex="12pt" style:font-weight-asian="normal" style:font-weight-complex="normal"/>
    </style:style>
    <style:style style:family="paragraph" style:list-style-name="L1" style:name="P12" style:parent-style-name="UrbanBody">
      <style:text-properties fo:font-weight="normal" style:font-name="arial" style:font-weight-asian="normal" style:font-weight-complex="normal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5">Le présent avis est très important et doit être affiché au plus tard la veille du jour retenu comme date de début d’enquête.</text:p>
          </table:table-cell>
        </table:table-row>
      </table:table>
      <text:p text:style-name="P8"/>
      <text:p text:style-name="P9">Demande de mission</text:p>
      <text:p text:style-name="P1"/>
      <text:p text:style-name="P10"/>
      <text:p text:style-name="P1"/>
      <text:p text:style-name="P2">Agent traitant :</text:p>
      <text:p text:style-name="P11"><text:span text:style-name="T6"><text:text-input text:description="Date début d'enquête">self.getFolderManagersSignaletic()</text:text-input></text:span></text:p>
      <text:p text:style-name="P2"/>
      <text:p text:style-name="P2">Je soussigné, ...................................................</text:p>
      <text:p text:style-name="P2"/>
      <text:p text:style-name="P3">déclare et certifie avoir affiché</text:p>
      <text:list text:style-name="L1" xml:id="list3507161384">
        <text:list-item>
          <text:p text:style-name="P12">sur le lieu d'exploitation, à la limite de la propriété, visible de la voie publique</text:p>
        </text:list-item>
        <text:list-item>
          <text:p text:style-name="P12">à trois endroits proches du lieu où le projet doit être réalisé le long d'une voie carrossable ou de passage.</text:p>
        </text:list-item>
        <text:list-item>
          <text:p text:style-name="P12"/>
        </text:list-item>
      </text:list>
      <text:p text:style-name="P3">du <text:text-input text:description="Date début d'enquête">tool.formatDate(licence.getLastInquiry().getInvestigationStart()))</text:text-input><text:s/>au <text:text-input text:description="Date début d'enquête">tool.formatDate(licence.getLastInquiry().getInvestigationEnd()))</text:text-input></text:p>
      <text:p text:style-name="P3"/>
      <text:p text:style-name="P3">les avis officiels datés du <text:text-input text:description="Date début d'enquête">tool.formatDate(urbanEventObj.getEventDate())</text:text-input></text:p>
      <text:p text:style-name="P3"/>
      <text:p text:style-name="P3">reçus le</text:p>
      <text:p text:style-name="P3"/>
      <text:p text:style-name="P1"/>
      <text:p text:style-name="P1"><office:annotation><dc:creator>Gauthier Bastien</dc:creator><dc:date>2011-02-16T16:12:24</dc:date><text:p text:style-name="P13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3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1"/>
      <text:p text:style-name="P2">Objet : <text:span text:style-name="T2"><text:text-input text:description="Permis de bâtir-Objet du permis">self.getLicenceSubject()</text:text-input></text:span></text:p>
      <text:p text:style-name="P1"/>
      <text:p text:style-name="P1"><text:span text:style-name="T1">Lieu : </text:span><text:text-input text:description="Situation des travaux">self.getWorkLocationSignaletic()</text:text-input></text:p>
      <text:p text:style-name="P1"/>
      <text:p text:style-name="P1"/>
      <text:p text:style-name="P3">Date et signature :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bold" style:font-name="arial" style:font-weight-asian="bold" style:font-weight-complex="bold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UrbanBody">
      <style:text-properties fo:font-style="normal" style:font-name="arial" style:font-style-asian="normal" style:font-style-complex="normal"/>
    </style:style>
    <style:style style:family="paragraph" style:name="P5" style:parent-style-name="UrbanBody">
      <style:paragraph-properties fo:text-align="start" style:justify-single-word="false"/>
      <style:text-properties fo:country="BE" fo:font-size="11pt" fo:font-style="normal" fo:font-weight="bold" fo:language="fr" officeooo:paragraph-rsid="0011e17b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1e17b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e17b" style:font-name="Arial" style:font-size-asian="10pt" style:font-size-complex="10pt"/>
    </style:style>
    <style:style style:family="paragraph" style:name="P8" style:parent-style-name="UrbanTitle">
      <style:text-properties officeooo:paragraph-rsid="0011e17b"/>
    </style:style>
    <style:style style:family="paragraph" style:name="P9" style:parent-style-name="UrbanTitle">
      <style:text-properties officeooo:paragraph-rsid="0011e17b" style:font-name="arial" style:text-underline-style="none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paragraph-properties fo:text-align="start" style:justify-single-word="false"/>
      <style:text-properties fo:font-size="12pt" fo:font-weight="normal" officeooo:paragraph-rsid="0014ebd4" style:font-name="arial" style:font-size-asian="12pt" style:font-size-complex="12pt" style:font-weight-asian="normal" style:font-weight-complex="normal"/>
    </style:style>
    <style:style style:family="paragraph" style:list-style-name="L1" style:name="P12" style:parent-style-name="UrbanBody">
      <style:text-properties fo:font-weight="normal" style:font-name="arial" style:font-weight-asian="normal" style:font-weight-complex="normal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5">Le présent avis est très important et doit être affiché au plus tard la veille du jour retenu comme date de début d’enquête.</text:p>
          </table:table-cell>
        </table:table-row>
      </table:table>
      <text:p text:style-name="P8"/>
      <text:p text:style-name="P9">Demande de mission</text:p>
      <text:p text:style-name="P1"/>
      <text:p text:style-name="P10"/>
      <text:p text:style-name="P1"/>
      <text:p text:style-name="P2">Agent traitant :</text:p>
      <text:p text:style-name="P11"><text:span text:style-name="T6"><text:text-input text:description="Date début d'enquête">self.getFolderManagersSignaletic()</text:text-input></text:span></text:p>
      <text:p text:style-name="P2"/>
      <text:p text:style-name="P2">Je soussigné, ...................................................</text:p>
      <text:p text:style-name="P2"/>
      <text:p text:style-name="P3">déclare et certifie avoir affiché</text:p>
      <text:list text:style-name="L1" xml:id="list3507161384">
        <text:list-item>
          <text:p text:style-name="P12">sur le lieu d'exploitation, à la limite de la propriété, visible de la voie publique</text:p>
        </text:list-item>
        <text:list-item>
          <text:p text:style-name="P12">à trois endroits proches du lieu où le projet doit être réalisé le long d'une voie carrossable ou de passage.</text:p>
        </text:list-item>
        <text:list-item>
          <text:p text:style-name="P12"/>
        </text:list-item>
      </text:list>
      <text:p text:style-name="P3">du <text:text-input text:description="Date début d'enquête">tool.formatDate(licence.getLastInquiry().getInvestigationStart()))</text:text-input><text:s/>au <text:text-input text:description="Date début d'enquête">tool.formatDate(licence.getLastInquiry().getInvestigationEnd()))</text:text-input></text:p>
      <text:p text:style-name="P3"/>
      <text:p text:style-name="P3">les avis officiels datés du <text:text-input text:description="Date début d'enquête">tool.formatDate(urbanEventObj.getEventDate())</text:text-input></text:p>
      <text:p text:style-name="P3"/>
      <text:p text:style-name="P3">reçus le</text:p>
      <text:p text:style-name="P3"/>
      <text:p text:style-name="P1"/>
      <text:p text:style-name="P1"><office:annotation><dc:creator>Gauthier Bastien</dc:creator><dc:date>2011-02-16T16:12:24</dc:date><text:p text:style-name="P13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3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1"/>
      <text:p text:style-name="P2">Objet : <text:span text:style-name="T2"><text:text-input text:description="Permis de bâtir-Objet du permis">self.getLicenceSubject()</text:text-input></text:span></text:p>
      <text:p text:style-name="P1"/>
      <text:p text:style-name="P1"><text:span text:style-name="T1">Lieu : </text:span><text:text-input text:description="Situation des travaux">self.getWorkLocationSignaletic()</text:text-input></text:p>
      <text:p text:style-name="P1"/>
      <text:p text:style-name="P1"/>
      <text:p text:style-name="P3">Date et signature :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bold" style:font-name="arial" style:font-weight-asian="bold" style:font-weight-complex="bold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UrbanBody">
      <style:text-properties fo:font-style="normal" style:font-name="arial" style:font-style-asian="normal" style:font-style-complex="normal"/>
    </style:style>
    <style:style style:family="paragraph" style:name="P5" style:parent-style-name="UrbanBody">
      <style:paragraph-properties fo:text-align="start" style:justify-single-word="false"/>
      <style:text-properties fo:country="BE" fo:font-size="11pt" fo:font-style="normal" fo:font-weight="bold" fo:language="fr" officeooo:paragraph-rsid="0011e17b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1e17b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e17b" style:font-name="Arial" style:font-size-asian="10pt" style:font-size-complex="10pt"/>
    </style:style>
    <style:style style:family="paragraph" style:name="P8" style:parent-style-name="UrbanTitle">
      <style:text-properties officeooo:paragraph-rsid="0011e17b"/>
    </style:style>
    <style:style style:family="paragraph" style:name="P9" style:parent-style-name="UrbanTitle">
      <style:text-properties officeooo:paragraph-rsid="0011e17b" style:font-name="arial" style:text-underline-style="none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paragraph-properties fo:text-align="start" style:justify-single-word="false"/>
      <style:text-properties fo:font-size="12pt" fo:font-weight="normal" officeooo:paragraph-rsid="0014ebd4" style:font-name="arial" style:font-size-asian="12pt" style:font-size-complex="12pt" style:font-weight-asian="normal" style:font-weight-complex="normal"/>
    </style:style>
    <style:style style:family="paragraph" style:list-style-name="L1" style:name="P12" style:parent-style-name="UrbanBody">
      <style:text-properties fo:font-weight="normal" style:font-name="arial" style:font-weight-asian="normal" style:font-weight-complex="normal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5">Le présent avis est très important et doit être affiché au plus tard la veille du jour retenu comme date de début d’enquête.</text:p>
          </table:table-cell>
        </table:table-row>
      </table:table>
      <text:p text:style-name="P8"/>
      <text:p text:style-name="P9">Demande de mission</text:p>
      <text:p text:style-name="P1"/>
      <text:p text:style-name="P10"/>
      <text:p text:style-name="P1"/>
      <text:p text:style-name="P2">Agent traitant :</text:p>
      <text:p text:style-name="P11"><text:span text:style-name="T6"><text:text-input text:description="Date début d'enquête">self.getFolderManagersSignaletic()</text:text-input></text:span></text:p>
      <text:p text:style-name="P2"/>
      <text:p text:style-name="P2">Je soussigné, ...................................................</text:p>
      <text:p text:style-name="P2"/>
      <text:p text:style-name="P3">déclare et certifie avoir affiché</text:p>
      <text:list text:style-name="L1" xml:id="list3507161384">
        <text:list-item>
          <text:p text:style-name="P12">sur le lieu d'exploitation, à la limite de la propriété, visible de la voie publique</text:p>
        </text:list-item>
        <text:list-item>
          <text:p text:style-name="P12">à trois endroits proches du lieu où le projet doit être réalisé le long d'une voie carrossable ou de passage.</text:p>
        </text:list-item>
        <text:list-item>
          <text:p text:style-name="P12"/>
        </text:list-item>
      </text:list>
      <text:p text:style-name="P3">du <text:text-input text:description="Date début d'enquête">tool.formatDate(licence.getLastInquiry().getInvestigationStart()))</text:text-input><text:s/>au <text:text-input text:description="Date début d'enquête">tool.formatDate(licence.getLastInquiry().getInvestigationEnd()))</text:text-input></text:p>
      <text:p text:style-name="P3"/>
      <text:p text:style-name="P3">les avis officiels datés du <text:text-input text:description="Date début d'enquête">tool.formatDate(urbanEventObj.getEventDate())</text:text-input></text:p>
      <text:p text:style-name="P3"/>
      <text:p text:style-name="P3">reçus le</text:p>
      <text:p text:style-name="P3"/>
      <text:p text:style-name="P1"/>
      <text:p text:style-name="P1"><office:annotation><dc:creator>Gauthier Bastien</dc:creator><dc:date>2011-02-16T16:12:24</dc:date><text:p text:style-name="P13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3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1"/>
      <text:p text:style-name="P2">Objet : <text:span text:style-name="T2"><text:text-input text:description="Permis de bâtir-Objet du permis">self.getLicenceSubject()</text:text-input></text:span></text:p>
      <text:p text:style-name="P1"/>
      <text:p text:style-name="P1"><text:span text:style-name="T1">Lieu : </text:span><text:text-input text:description="Situation des travaux">self.getWorkLocationSignaletic()</text:text-input></text:p>
      <text:p text:style-name="P1"/>
      <text:p text:style-name="P1"/>
      <text:p text:style-name="P3">Date et signature :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bold" style:font-name="arial" style:font-weight-asian="bold" style:font-weight-complex="bold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UrbanBody">
      <style:text-properties fo:font-style="normal" style:font-name="arial" style:font-style-asian="normal" style:font-style-complex="normal"/>
    </style:style>
    <style:style style:family="paragraph" style:name="P5" style:parent-style-name="UrbanBody">
      <style:paragraph-properties fo:text-align="start" style:justify-single-word="false"/>
      <style:text-properties fo:country="BE" fo:font-size="11pt" fo:font-style="normal" fo:font-weight="bold" fo:language="fr" officeooo:paragraph-rsid="0011e17b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1e17b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e17b" style:font-name="Arial" style:font-size-asian="10pt" style:font-size-complex="10pt"/>
    </style:style>
    <style:style style:family="paragraph" style:name="P8" style:parent-style-name="UrbanTitle">
      <style:text-properties officeooo:paragraph-rsid="0011e17b"/>
    </style:style>
    <style:style style:family="paragraph" style:name="P9" style:parent-style-name="UrbanTitle">
      <style:text-properties officeooo:paragraph-rsid="0011e17b" style:font-name="arial" style:text-underline-style="none"/>
    </style:style>
    <style:style style:family="paragraph" style:name="P10" style:parent-style-name="UrbanBody">
      <style:text-properties fo:font-size="12pt" style:font-name="arial" style:font-size-asian="12pt" style:font-size-complex="12pt"/>
    </style:style>
    <style:style style:family="paragraph" style:name="P11" style:parent-style-name="UrbanBody">
      <style:paragraph-properties fo:text-align="start" style:justify-single-word="false"/>
      <style:text-properties fo:font-size="12pt" fo:font-weight="normal" officeooo:paragraph-rsid="0014ebd4" style:font-name="arial" style:font-size-asian="12pt" style:font-size-complex="12pt" style:font-weight-asian="normal" style:font-weight-complex="normal"/>
    </style:style>
    <style:style style:family="paragraph" style:list-style-name="L1" style:name="P12" style:parent-style-name="UrbanBody">
      <style:text-properties fo:font-weight="normal" style:font-name="arial" style:font-weight-asian="normal" style:font-weight-complex="normal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officeooo:rsid="0084aa93" style:font-name-complex="Arial" style:font-size-asian="11pt" style:font-size-complex="11pt" style:font-style-asian="normal" style:font-style-complex="normal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5">Le présent avis est très important et doit être affiché au plus tard la veille du jour retenu comme date de début d’enquête.</text:p>
          </table:table-cell>
        </table:table-row>
      </table:table>
      <text:p text:style-name="P8"/>
      <text:p text:style-name="P9">Demande de mission</text:p>
      <text:p text:style-name="P1"/>
      <text:p text:style-name="P10"/>
      <text:p text:style-name="P1"/>
      <text:p text:style-name="P2">Agent traitant :</text:p>
      <text:p text:style-name="P11"><text:span text:style-name="T6"><text:text-input text:description="Date début d'enquête">self.getFolderManagersSignaletic()</text:text-input></text:span></text:p>
      <text:p text:style-name="P2"/>
      <text:p text:style-name="P2">Je soussigné, ...................................................</text:p>
      <text:p text:style-name="P2"/>
      <text:p text:style-name="P3">déclare et certifie avoir affiché</text:p>
      <text:list text:style-name="L1" xml:id="list3507161384">
        <text:list-item>
          <text:p text:style-name="P12">sur le lieu d'exploitation, à la limite de la propriété, visible de la voie publique</text:p>
        </text:list-item>
        <text:list-item>
          <text:p text:style-name="P12">à trois endroits proches du lieu où le projet doit être réalisé le long d'une voie carrossable ou de passage.</text:p>
        </text:list-item>
        <text:list-item>
          <text:p text:style-name="P12"/>
        </text:list-item>
      </text:list>
      <text:p text:style-name="P3">du <text:text-input text:description="Date début d'enquête">tool.formatDate(licence.getLastInquiry().getInvestigationStart()))</text:text-input><text:s/>au <text:text-input text:description="Date début d'enquête">tool.formatDate(licence.getLastInquiry().getInvestigationEnd()))</text:text-input></text:p>
      <text:p text:style-name="P3"/>
      <text:p text:style-name="P3">les avis officiels datés du <text:text-input text:description="Date début d'enquête">tool.formatDate(urbanEventObj.getEventDate())</text:text-input></text:p>
      <text:p text:style-name="P3"/>
      <text:p text:style-name="P3">reçus le</text:p>
      <text:p text:style-name="P3"/>
      <text:p text:style-name="P1"/>
      <text:p text:style-name="P1"><office:annotation><dc:creator>Gauthier Bastien</dc:creator><dc:date>2011-02-16T16:12:24</dc:date><text:p text:style-name="P13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3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1"/>
      <text:p text:style-name="P2">Objet : <text:span text:style-name="T2"><text:text-input text:description="Permis de bâtir-Objet du permis">self.getLicenceSubject()</text:text-input></text:span></text:p>
      <text:p text:style-name="P1"/>
      <text:p text:style-name="P1"><text:span text:style-name="T1">Lieu : </text:span><text:text-input text:description="Situation des travaux">self.getWorkLocationSignaletic()</text:text-input></text:p>
      <text:p text:style-name="P1"/>
      <text:p text:style-name="P1"/>
      <text:p text:style-name="P3">Date et signature :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44:46.295856116</dc:date>
    <meta:editing-duration>PT7H48M39S</meta:editing-duration>
    <meta:editing-cycles>51</meta:editing-cycles>
    <meta:generator>LibreOffice/6.4.6.2$Linux_X86_64 LibreOffice_project/40$Build-2</meta:generator>
    <meta:document-statistic meta:table-count="1" meta:image-count="0" meta:object-count="0" meta:page-count="1" meta:paragraph-count="20" meta:word-count="134" meta:character-count="1010" meta:non-whitespace-character-count="919"/>
  </office:meta>
</office:document-meta>
</file>